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3.995cm" style:rel-column-width="10187*"/>
    </style:style>
    <style:style style:name="Таблица1.B" style:family="table-column">
      <style:table-column-properties style:column-width="10.107cm" style:rel-column-width="25773*"/>
    </style:style>
    <style:style style:name="Таблица1.C" style:family="table-column">
      <style:table-column-properties style:column-width="11.598cm" style:rel-column-width="295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636cm" table:align="right"/>
    </style:style>
    <style:style style:name="Таблица2.A" style:family="table-column">
      <style:table-column-properties style:column-width="12.806cm"/>
    </style:style>
    <style:style style:name="Таблица2.B" style:family="table-column">
      <style:table-column-properties style:column-width="12.831cm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officeooo:paragraph-rsid="000564e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564e0" officeooo:paragraph-rsid="000564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564e0" officeooo:paragraph-rsid="000564e0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70aa4" officeooo:paragraph-rsid="0008ae25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fo:font-size="14pt" officeooo:paragraph-rsid="00077cda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077cda" officeooo:paragraph-rsid="00077cda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officeooo:paragraph-rsid="0008ae25"/>
    </style:style>
    <style:style style:name="P9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officeooo:paragraph-rsid="0008ae25"/>
    </style:style>
    <style:style style:name="P10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11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officeooo:rsid="000564e0" officeooo:paragraph-rsid="000564e0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0564e0" officeooo:paragraph-rsid="000564e0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0564e0" officeooo:paragraph-rsid="000564e0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fo:font-size="14pt" officeooo:rsid="0005eb00" officeooo:paragraph-rsid="0005eb00" style:font-size-asian="14pt" style:font-size-complex="14pt"/>
    </style:style>
    <style:style style:name="P20" style:family="paragraph" style:parent-style-name="Table_20_Contents">
      <loext:graphic-properties draw:fill="none"/>
      <style:paragraph-properties fo:text-align="start" style:justify-single-word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21" style:family="paragraph" style:parent-style-name="Table_20_Contents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77cda" officeooo:paragraph-rsid="00077cda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8ae25" officeooo:paragraph-rsid="0008ae25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paragraph-rsid="000b163e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163e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dbb9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cc043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dd638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fa419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10bb71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be1a1" officeooo:paragraph-rsid="000be1a1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cc043" officeooo:paragraph-rsid="000cc043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7dab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d638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d638" officeooo:paragraph-rsid="000dd638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fa419" officeooo:paragraph-rsid="000fa419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10bb71" officeooo:paragraph-rsid="0010bb71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10bb71" officeooo:paragraph-rsid="0010bb71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11fb8f" officeooo:paragraph-rsid="0011fb8f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reak-before="page" fo:background-color="transparent"/>
      <style:text-properties fo:font-size="14pt" officeooo:paragraph-rsid="0008ae25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officeooo:paragraph-rsid="000b163e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reak-before="page" fo:background-color="transparent"/>
      <style:text-properties officeooo:rsid="000d7dab" officeooo:paragraph-rsid="000d7dab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reak-before="page" fo:background-color="transparent"/>
      <style:text-properties officeooo:rsid="0010bb71" officeooo:paragraph-rsid="0010bb71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799cm" style:auto-text-indent="false" style:page-number="auto" fo:background-color="transparent"/>
      <style:text-properties officeooo:rsid="0011fb8f" officeooo:paragraph-rsid="0011fb8f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799cm" style:auto-text-indent="false" fo:background-color="transparent"/>
      <style:text-properties officeooo:rsid="0011fb8f" officeooo:paragraph-rsid="0011fb8f"/>
    </style:style>
    <style:style style:name="P4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2cm" style:auto-text-indent="false" style:page-number="auto" fo:background-color="transparent"/>
      <style:text-properties officeooo:rsid="0011fb8f" officeooo:paragraph-rsid="0011fb8f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cm" style:auto-text-indent="false" fo:background-color="transparent"/>
      <style:text-properties officeooo:rsid="0011fb8f" officeooo:paragraph-rsid="0011fb8f"/>
    </style:style>
    <style:style style:name="P50" style:family="paragraph" style:parent-style-name="Table_20_Contents" style:list-style-name="L1">
      <loext:graphic-properties draw:fill="none"/>
      <style:paragraph-properties fo:margin-left="0cm" fo:margin-right="0.199cm" fo:text-align="start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51" style:family="paragraph" style:parent-style-name="Table_20_Contents" style:list-style-name="L1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52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 loext:padding="0cm" loext:border="none"/>
    </style:style>
    <style:style style:name="P53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P54" style:family="paragraph" style:parent-style-name="Text_20_body" style:list-style-name="L8" style:master-page-name="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style:page-number="auto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7cda" style:font-size-asian="14pt" style:font-size-complex="14pt"/>
    </style:style>
    <style:style style:name="T3" style:family="text">
      <style:text-properties fo:font-size="14pt" officeooo:rsid="0008ae25" style:font-size-asian="14pt" style:font-size-complex="14pt"/>
    </style:style>
    <style:style style:name="T4" style:family="text">
      <style:text-properties fo:font-size="14pt" officeooo:rsid="00070aa4" style:font-size-asian="14pt" style:font-size-complex="14pt"/>
    </style:style>
    <style:style style:name="T5" style:family="text">
      <style:text-properties fo:font-size="14pt" officeooo:rsid="0017230e" style:font-size-asian="14pt" style:font-size-complex="14pt"/>
    </style:style>
    <style:style style:name="T6" style:family="text">
      <style:text-properties fo:font-size="14pt" officeooo:rsid="00191719" style:font-size-asian="14pt" style:font-size-complex="14pt"/>
    </style:style>
    <style:style style:name="T7" style:family="text">
      <style:text-properties fo:font-size="14pt" officeooo:rsid="000b163e" style:font-size-asian="14pt" style:font-size-complex="14pt"/>
    </style:style>
    <style:style style:name="T8" style:family="text">
      <style:text-properties fo:font-size="14pt" officeooo:rsid="000bdbb9" style:font-size-asian="14pt" style:font-size-complex="14pt"/>
    </style:style>
    <style:style style:name="T9" style:family="text">
      <style:text-properties fo:font-size="14pt" officeooo:rsid="000be1a1" style:font-size-asian="14pt" style:font-size-complex="14pt"/>
    </style:style>
    <style:style style:name="T10" style:family="text">
      <style:text-properties fo:font-size="14pt" officeooo:rsid="000cc043" style:font-size-asian="14pt" style:font-size-complex="14pt"/>
    </style:style>
    <style:style style:name="T11" style:family="text">
      <style:text-properties fo:font-size="14pt" officeooo:rsid="000d7dab" style:font-size-asian="14pt" style:font-size-complex="14pt"/>
    </style:style>
    <style:style style:name="T12" style:family="text">
      <style:text-properties fo:font-size="14pt" officeooo:rsid="000dd638" style:font-size-asian="14pt" style:font-size-complex="14pt"/>
    </style:style>
    <style:style style:name="T13" style:family="text">
      <style:text-properties fo:font-size="14pt" officeooo:rsid="000fa419" style:font-size-asian="14pt" style:font-size-complex="14pt"/>
    </style:style>
    <style:style style:name="T14" style:family="text">
      <style:text-properties fo:font-size="14pt" officeooo:rsid="0010bb71" style:font-size-asian="14pt" style:font-size-complex="14pt"/>
    </style:style>
    <style:style style:name="T15" style:family="text">
      <style:text-properties fo:font-size="14pt" style:font-size-asian="14pt" style:font-size-complex="14pt" loext:padding="0cm" loext:border="none"/>
    </style:style>
    <style:style style:name="T16" style:family="text">
      <style:text-properties fo:font-size="14pt" officeooo:rsid="00131dd3" style:font-size-asian="14pt" style:font-size-complex="14pt"/>
    </style:style>
    <style:style style:name="T17" style:family="text">
      <style:text-properties fo:font-weight="normal" officeooo:rsid="000564e0" style:font-weight-asian="normal" style:font-weight-complex="normal"/>
    </style:style>
    <style:style style:name="T18" style:family="text">
      <style:text-properties fo:font-weight="normal" officeooo:rsid="00077cda" style:font-weight-asian="normal" style:font-weight-complex="normal"/>
    </style:style>
    <style:style style:name="T19" style:family="text">
      <style:text-properties officeooo:rsid="0005eb00"/>
    </style:style>
    <style:style style:name="T20" style:family="text">
      <style:text-properties officeooo:rsid="0008ae25"/>
    </style:style>
    <style:style style:name="T21" style:family="text">
      <style:text-properties officeooo:rsid="0017230e"/>
    </style:style>
    <style:style style:name="T22" style:family="text">
      <style:text-properties officeooo:rsid="00191719"/>
    </style:style>
    <style:style style:name="T23" style:family="text">
      <style:text-properties officeooo:rsid="000a8c6b"/>
    </style:style>
    <style:style style:name="T24" style:family="text">
      <style:text-properties officeooo:rsid="001bcfbe"/>
    </style:style>
    <style:style style:name="T25" style:family="text">
      <style:text-properties officeooo:rsid="000b163e"/>
    </style:style>
    <style:style style:name="T26" style:family="text">
      <style:text-properties style:font-name="Liberation Mono" officeooo:rsid="000b163e" style:font-name-asian="Noto Sans Mono CJK SC" style:font-name-complex="Liberation Mono"/>
    </style:style>
    <text:list-style style:name="L1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Ответы на вопросы</text:p>
      <text:p text:style-name="P3"/>
      <text:p text:style-name="P3"/>
      <text:p text:style-name="P1"><text:span text:style-name="T17">1) </text:span>Какие плюсы и минусы у реляционных и NoSQL баз данных? Какие существуют группы NoSQL баз данных по типу хранилища? Назовите их плюсы и минусы.</text:p>
      <text:p text:style-name="P2">Ответ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37303631632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7">Плюсы</text:p>
          </table:table-cell>
          <table:table-cell table:style-name="Таблица1.C1" office:value-type="string">
            <text:p text:style-name="P17">Минусы</text:p>
          </table:table-cell>
        </table:table-row>
        <table:table-row table:style-name="TableLine94437303731456">
          <table:table-cell table:style-name="Таблица1.A2" table:number-rows-spanned="4" office:value-type="string">
            <text:p text:style-name="P17">SQL</text:p>
          </table:table-cell>
          <table:table-cell table:style-name="Таблица1.B5" office:value-type="string">
            <text:p text:style-name="P18">1) Четкая структура таблиц</text:p>
          </table:table-cell>
          <table:table-cell table:style-name="Таблица1.C5" office:value-type="string">
            <text:p text:style-name="P16"/>
          </table:table-cell>
        </table:table-row>
        <table:table-row table:style-name="TableLine94437303733536">
          <table:covered-table-cell/>
          <table:table-cell table:style-name="Таблица1.B5" office:value-type="string">
            <text:p text:style-name="P18">2) Гарантируется целостность данных</text:p>
          </table:table-cell>
          <table:table-cell table:style-name="Таблица1.C5" office:value-type="string">
            <text:p text:style-name="P16"/>
          </table:table-cell>
        </table:table-row>
        <table:table-row table:style-name="TableLine94437303734544">
          <table:covered-table-cell/>
          <table:table-cell table:style-name="Таблица1.B5" office:value-type="string">
            <text:p text:style-name="P18">3) Можно писать гибкие запросы</text:p>
          </table:table-cell>
          <table:table-cell table:style-name="Таблица1.C5" office:value-type="string">
            <text:p text:style-name="P16">3) Могут быть проблемы с производительностью с большими объемами данных</text:p>
          </table:table-cell>
        </table:table-row>
        <table:table-row table:style-name="TableLine94437303736032">
          <table:covered-table-cell/>
          <table:table-cell table:style-name="Таблица1.B5" office:value-type="string">
            <text:p text:style-name="P18">4) Проверенное временем решение</text:p>
          </table:table-cell>
          <table:table-cell table:style-name="Таблица1.C5" office:value-type="string">
            <text:p text:style-name="P15"/>
          </table:table-cell>
        </table:table-row>
        <table:table-row table:style-name="TableLine94437303737552">
          <table:table-cell table:style-name="Таблица1.A2" table:number-rows-spanned="4" office:value-type="string">
            <text:p text:style-name="P17">NoSQL</text:p>
          </table:table-cell>
          <table:table-cell table:style-name="Таблица1.B9" office:value-type="string">
            <text:p text:style-name="P16">1) Гибкость схемы</text:p>
          </table:table-cell>
          <table:table-cell table:style-name="Таблица1.C9" office:value-type="string">
            <text:p text:style-name="P15"/>
          </table:table-cell>
        </table:table-row>
        <table:table-row table:style-name="TableLine94437303739488">
          <table:covered-table-cell/>
          <table:table-cell table:style-name="Таблица1.B9" office:value-type="string">
            <text:p text:style-name="P16">2) <text:span text:style-name="T19">Может распределять нагрузку на несколько серверов</text:span></text:p>
          </table:table-cell>
          <table:table-cell table:style-name="Таблица1.C9" office:value-type="string">
            <text:p text:style-name="P15"/>
          </table:table-cell>
        </table:table-row>
        <table:table-row table:style-name="TableLine94437303740992">
          <table:covered-table-cell/>
          <table:table-cell table:style-name="Таблица1.B9" office:value-type="string">
            <text:p text:style-name="P19">3) </text:p>
          </table:table-cell>
          <table:table-cell table:style-name="Таблица1.C9" office:value-type="string">
            <text:p text:style-name="P15"/>
          </table:table-cell>
        </table:table-row>
        <table:table-row table:style-name="TableLine94437303742496">
          <table:covered-table-cell/>
          <table:table-cell table:style-name="Таблица1.B9" office:value-type="string">
            <text:p text:style-name="P16"/>
          </table:table-cell>
          <table:table-cell table:style-name="Таблица1.C9" office:value-type="string">
            <text:p text:style-name="P15"/>
          </table:table-cell>
        </table:table-row>
        <table:table-row table:style-name="TableLine94437303743920">
          <table:table-cell table:style-name="Таблица1.A12" office:value-type="string">
            <text:p text:style-name="P17">Документные</text:p>
          </table:table-cell>
          <table:table-cell table:style-name="Таблица1.B10" office:value-type="string">
            <text:p text:style-name="P15"/>
          </table:table-cell>
          <table:table-cell table:style-name="Таблица1.C10" office:value-type="string">
            <text:p text:style-name="P15"/>
          </table:table-cell>
        </table:table-row>
        <table:table-row table:style-name="TableLine94437303746512">
          <table:table-cell table:style-name="Таблица1.A12" office:value-type="string">
            <text:p text:style-name="P17">Ключ-значения</text:p>
          </table:table-cell>
          <table:table-cell table:style-name="Таблица1.B11" office:value-type="string">
            <text:p text:style-name="P15"/>
          </table:table-cell>
          <table:table-cell table:style-name="Таблица1.C11" office:value-type="string">
            <text:p text:style-name="P15"/>
          </table:table-cell>
        </table:table-row>
        <table:table-row table:style-name="TableLine94437303748560">
          <table:table-cell table:style-name="Таблица1.A12" office:value-type="string">
            <text:p text:style-name="P17">Колоночные</text:p>
          </table:table-cell>
          <table:table-cell table:style-name="Таблица1.B12" office:value-type="string">
            <text:p text:style-name="P15"/>
          </table:table-cell>
          <table:table-cell table:style-name="Таблица1.C12" office:value-type="string">
            <text:p text:style-name="P15"/>
          </table:table-cell>
        </table:table-row>
        <table:table-row table:style-name="TableLine94437303750496">
          <table:table-cell table:style-name="Таблица1.A13" office:value-type="string">
            <text:p text:style-name="P17">Графовые</text:p>
          </table:table-cell>
          <table:table-cell table:style-name="Таблица1.B13" office:value-type="string">
            <text:p text:style-name="P15"/>
          </table:table-cell>
          <table:table-cell table:style-name="Таблица1.C13" office:value-type="string">
            <text:p text:style-name="P15"/>
          </table:table-cell>
        </table:table-row>
      </table:table>
      <text:p text:style-name="P4"/>
      <text:p text:style-name="P6"><text:span text:style-name="T18">2) </text:span>Что такое SQL?</text:p>
      <text:p text:style-name="P7">Ответ. SQL — это язык программирования предназначенный для работы с реляционными БД. Он позволяет выполнять различные операции с помощью операторов. SQL делиться на 4 основных группы: DDL, DML, DCL, TCL</text:p>
      <text:p text:style-name="P22"/>
      <text:p text:style-name="P8"><text:span text:style-name="T2">3</text:span><text:span text:style-name="T3">) </text:span><text:span text:style-name="T1">Для чего нужны и как работают данные операторы SQL:</text:span></text:p>
      <text:p text:style-name="P23">Ответ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437303759248">
          <table:table-cell table:style-name="Таблица2.A1" office:value-type="string">
            <text:p text:style-name="P21">CREATE — создать новую таблицу, представление или другой объект БД</text:p>
          </table:table-cell>
          <table:table-cell table:style-name="Таблица2.A1" office:value-type="string">
            <text:p text:style-name="P14"><text:span text:style-name="T5">ANY — </text:span><text:span text:style-name="T21">сравнивает одно значение с другим, если последнее подходит под условие</text:span></text:p>
          </table:table-cell>
        </table:table-row>
        <table:table-row table:style-name="TableLine94437303825168">
          <table:table-cell table:style-name="Таблица2.A1" office:value-type="string">
            <text:p text:style-name="P20">ALTER — модификация существующего БД объекта</text:p>
          </table:table-cell>
          <table:table-cell table:style-name="Таблица2.A1" office:value-type="string">
            <text:p text:style-name="P10"><text:span text:style-name="T4">OFFSET — </text:span><text:span text:style-name="T5">с какой строки начать</text:span></text:p>
          </table:table-cell>
        </table:table-row>
        <table:table-row table:style-name="TableLine94437303827376">
          <table:table-cell table:style-name="Таблица2.A1" office:value-type="string">
            <text:list xml:id="list3169584792" text:style-name="L1">
              <text:list-header>
                <text:p text:style-name="P50">DROP — удаляет существующий объект БД</text:p>
              </text:list-header>
            </text:list>
          </table:table-cell>
          <table:table-cell table:style-name="Таблица2.A1" office:value-type="string">
            <text:p text:style-name="P11">GROUP BY - <text:span text:style-name="T21">группирует строки по указанному столбцу</text:span></text:p>
          </table:table-cell>
        </table:table-row>
        <table:table-row table:style-name="TableLine94437303827968">
          <table:table-cell table:style-name="Таблица2.A1" office:value-type="string">
            <text:list xml:id="list175043007033604" text:continue-numbering="true" text:style-name="L1">
              <text:list-header>
                <text:p text:style-name="P51">TRUNCATE — удаляет содержимое безвозвратно</text:p>
              </text:list-header>
            </text:list>
          </table:table-cell>
          <table:table-cell table:style-name="Таблица2.A1" office:value-type="string">
            <text:p text:style-name="P11">MIN — <text:span text:style-name="T22">минимальное значения</text:span></text:p>
          </table:table-cell>
        </table:table-row>
        <table:table-row table:style-name="TableLine94437303828560">
          <table:table-cell table:style-name="Таблица2.A1" office:value-type="string">
            <text:list xml:id="list175042070087716" text:continue-numbering="true" text:style-name="L1">
              <text:list-header>
                <text:p text:style-name="P51">RENAME — переименовывает</text:p>
              </text:list-header>
            </text:list>
          </table:table-cell>
          <table:table-cell table:style-name="Таблица2.A1" office:value-type="string">
            <text:p text:style-name="P11">MAX — <text:span text:style-name="T22">максимальное значения</text:span></text:p>
          </table:table-cell>
        </table:table-row>
        <table:table-row table:style-name="TableLine94437303829360">
          <table:table-cell table:style-name="Таблица2.A1" office:value-type="string">
            <text:p text:style-name="P9"><text:span text:style-name="T4">SELECT — </text:span><text:span text:style-name="T5">выбирает данные из указанных атрибутов</text:span></text:p>
          </table:table-cell>
          <table:table-cell table:style-name="Таблица2.A1" office:value-type="string">
            <text:p text:style-name="P11">COUNT — <text:span text:style-name="T22">кол-во элементов</text:span></text:p>
          </table:table-cell>
        </table:table-row>
        <table:table-row table:style-name="TableLine94437303830112">
          <table:table-cell table:style-name="Таблица2.A1" office:value-type="string">
            <text:p text:style-name="P13">UPDATE - </text:p>
          </table:table-cell>
          <table:table-cell table:style-name="Таблица2.A1" office:value-type="string">
            <text:p text:style-name="P11">AVG — <text:span text:style-name="T22">среднее значения</text:span></text:p>
          </table:table-cell>
        </table:table-row>
        <table:table-row table:style-name="TableLine94437303830912">
          <table:table-cell table:style-name="Таблица2.A1" office:value-type="string">
            <text:p text:style-name="P11">DELETE - </text:p>
          </table:table-cell>
          <table:table-cell table:style-name="Таблица2.A1" office:value-type="string">
            <text:p text:style-name="P10"><text:span text:style-name="T4">SUM — </text:span><text:span text:style-name="T6">сумма значений</text:span><text:span text:style-name="T4"> </text:span></text:p>
          </table:table-cell>
        </table:table-row>
        <table:table-row table:style-name="TableLine94437303831712">
          <table:table-cell table:style-name="Таблица2.A1" office:value-type="string">
            <text:p text:style-name="P11">INSERT -</text:p>
          </table:table-cell>
          <table:table-cell table:style-name="Таблица2.A1" office:value-type="string">
            <text:p text:style-name="P11">LIKE — <text:span text:style-name="T21">сравнивает значение с похожими</text:span></text:p>
          </table:table-cell>
        </table:table-row>
        <table:table-row table:style-name="TableLine94437303832432">
          <table:table-cell table:style-name="Таблица2.A1" office:value-type="string">
            <text:p text:style-name="P11">LEFT JOIN </text:p>
          </table:table-cell>
          <table:table-cell table:style-name="Таблица2.A1" office:value-type="string">
            <text:p text:style-name="P11"><text:span text:style-name="T23">I</text:span>LIKE</text:p>
          </table:table-cell>
        </table:table-row>
        <table:table-row table:style-name="TableLine94437303832992">
          <table:table-cell table:style-name="Таблица2.A1" office:value-type="string">
            <text:p text:style-name="P11">INNER JOIN</text:p>
          </table:table-cell>
          <table:table-cell table:style-name="Таблица2.A1" office:value-type="string">
            <text:p text:style-name="P11">IN — <text:span text:style-name="T21">выполняет поиск в заданном списке</text:span></text:p>
          </table:table-cell>
        </table:table-row>
        <table:table-row table:style-name="TableLine94437303833792">
          <table:table-cell table:style-name="Таблица2.A1" office:value-type="string">
            <text:p text:style-name="P11">RIGHT JOIN</text:p>
          </table:table-cell>
          <table:table-cell table:style-name="Таблица2.A1" office:value-type="string">
            <text:p text:style-name="P11">BETWEEN — <text:span text:style-name="T21">проверяет вхождения значений в диапазоне</text:span></text:p>
          </table:table-cell>
        </table:table-row>
        <table:table-row table:style-name="TableLine94437303834592">
          <table:table-cell table:style-name="Таблица2.A1" office:value-type="string">
            <text:p text:style-name="P11">WHERE — <text:span text:style-name="T21">фильтрует строки по указанному условию</text:span></text:p>
          </table:table-cell>
          <table:table-cell table:style-name="Таблица2.A1" office:value-type="string">
            <text:p text:style-name="P11">AS (aliases) </text:p>
          </table:table-cell>
        </table:table-row>
        <table:table-row table:style-name="TableLine94437303835392">
          <table:table-cell table:style-name="Таблица2.A1" office:value-type="string">
            <text:p text:style-name="P12"><text:span text:style-name="T5">EXISTS — </text:span><text:span text:style-name="T21">определяет наличие строки, соответствующие определенному критерию</text:span></text:p>
          </table:table-cell>
          <table:table-cell table:style-name="Таблица2.A1" office:value-type="string">
            <text:p text:style-name="P12">HAVING — <text:span text:style-name="T21">фильтрует группы, оставляя только те, что подходят под условия</text:span></text:p>
          </table:table-cell>
        </table:table-row>
        <table:table-row table:style-name="TableLine94437303836192">
          <table:table-cell table:style-name="Таблица2.A1" office:value-type="string">
            <text:p text:style-name="P11">DISTINCT — <text:span text:style-name="T24">убирает дубликаты указанного столбца</text:span>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94437303836992">
          <table:table-cell table:style-name="Таблица2.A1" office:value-type="string">
            <text:p text:style-name="P10"><text:span text:style-name="T4">ORDER BY — </text:span><text:span text:style-name="T5">сортирует строки по указанному столбцу</text:span></text:p>
          </table:table-cell>
          <table:table-cell table:style-name="Таблица2.A1" office:value-type="string">
            <text:p text:style-name="P14">LIMIT — <text:span text:style-name="T21">ограничивает кол-во возвращаемых значений</text:span></text:p>
          </table:table-cell>
        </table:table-row>
        <table:table-row table:style-name="TableLine94437303837792">
          <table:table-cell table:style-name="Таблица2.A1" office:value-type="string">
            <text:p text:style-name="P11">ALL — <text:span text:style-name="T21">сравнивает все значения</text:span></text:p>
          </table:table-cell>
          <table:table-cell table:style-name="Таблица2.A1" office:value-type="string">
            <text:p text:style-name="P14">UNION — <text:span text:style-name="T21">определяет уникальные строки</text:span></text:p>
          </table:table-cell>
        </table:table-row>
      </table:table>
      <text:p text:style-name="P5"/>
      <text:p text:style-name="P42"><text:span text:style-name="T20">4) </text:span>Как создать пользователя в СУБД?</text:p>
      <text:p text:style-name="P24">Ответ. </text:p>
      <text:p text:style-name="P43"><text:span text:style-name="T7">Для того, чтобы создать пользователя в СУБД используется команда</text:span></text:p>
      <text:p text:style-name="P26"><text:span text:style-name="T7">«</text:span><text:span text:style-name="Source_20_Text">CREATE USER имя_пользователя WITH PASSWORD 'пароль';», </text:span><text:span text:style-name="Source_20_Text"><text:span text:style-name="T25">также можно </text:span></text:span><text:span text:style-name="Source_20_Text"><text:span text:style-name="T26">добавлять дополнительные параметры, такие как:</text:span></text:span></text:p>
      <text:list xml:id="list1572469747" text:style-name="L8">
        <text:list-item>
          <text:p text:style-name="P54"><text:span text:style-name="Source_20_Text"><text:span text:style-name="T1">SUPERUSER</text:span></text:span><text:span text:style-name="T1"> - предоставляет права суперпользователя. Будьте осторожны с этим параметром. </text:span></text:p>
        </text:list-item>
        <text:list-item>
          <text:p text:style-name="P53"><text:span text:style-name="Source_20_Text"><text:span text:style-name="T1">CREATEDB</text:span></text:span><text:span text:style-name="T1"> - разрешает пользователю создавать новые базы данных. </text:span></text:p>
        </text:list-item>
        <text:list-item>
          <text:p text:style-name="P53"><text:span text:style-name="Source_20_Text"><text:span text:style-name="T1">CREATEROLE</text:span></text:span><text:span text:style-name="T1"> - разрешает пользователю создавать новые роли. </text:span></text:p>
        </text:list-item>
        <text:list-item>
          <text:p text:style-name="P53"><text:span text:style-name="Source_20_Text"><text:span text:style-name="T1">LOGIN</text:span></text:span><text:span text:style-name="T1"> - позволяет пользователю подключаться к базе данных.</text:span></text:p>
        </text:list-item>
      </text:list>
      <text:p text:style-name="P27"><text:span text:style-name="Source_20_Text"/></text:p>
      <text:p text:style-name="P52">5) Как создать новую базу данных в СУБД? Какие параметры доступны при создании?</text:p>
      <text:p text:style-name="P25">Ответ. </text:p>
      <text:p text:style-name="P28"><text:span text:style-name="T8">Для создание БД используется команда « CREATE DATABASE имя БД; ». </text:span><text:span text:style-name="T9">Так же можно добавить параметры для БД.</text:span></text:p>
      <text:p text:style-name="P33"><text:span text:style-name="T1">Пример: «CREATE DATABASE имя_базы WITH OWNER = имя_владельца, ENCODING = кодировка CONNECTION LIMIT = 5» </text:span></text:p>
      <text:p text:style-name="P33"><text:span text:style-name="T1"/></text:p>
      <text:p text:style-name="P29"><text:span text:style-name="T10">6) </text:span><text:span text:style-name="T1">Как дать права на базу данных пользователю? Как дать права на таблицу? Как отозвать права?</text:span></text:p>
      <text:p text:style-name="P34"><text:span text:style-name="T1">Ответ. Есть различные возможности предоставления прав пользователю. Используется оператор GRANT с указанием типа прав ( SELECT, INSERT, UPDATE, DELETE или ALL PRIVILEGES)</text:span></text:p>
      <text:p text:style-name="P37"><text:span text:style-name="T1">Чтобы предоставить права на БД:</text:span></text:p>
      <text:p text:style-name="P34"><text:span text:style-name="T1"><text:tab/><text:tab/>«GRANT SELECT, INSERT ON </text:span><text:span text:style-name="T11">DATABASE</text:span><text:span text:style-name="T1"> имя_БД TO имя_пользователя»</text:span></text:p>
      <text:p text:style-name="P34"><text:span text:style-name="T1"/></text:p>
      <text:p text:style-name="P34"><text:span text:style-name="T1">Чтобы предоставить права </text:span><text:span text:style-name="T11">на таблицу</text:span></text:p>
      <text:p text:style-name="P35"><text:span text:style-name="T1"><text:tab/><text:tab/>«GRANT SELECT, INSERT ON имя_таблицы TO имя_пользователя»</text:span></text:p>
      <text:p text:style-name="P34"><text:span text:style-name="T1"/></text:p>
      <text:p text:style-name="P35"><text:span text:style-name="T1"/></text:p>
      <text:p text:style-name="P44"><text:span text:style-name="T1">Чтобы отозвать права на БД:</text:span></text:p>
      <text:p text:style-name="P35"><text:span text:style-name="T1"><text:tab/><text:tab/>«</text:span><text:span text:style-name="T12">REVOKE привилегии ON DATABASE имя_БД FROM имя_пользователей</text:span><text:span text:style-name="T1">»</text:span></text:p>
      <text:p text:style-name="P35"><text:span text:style-name="T1"/></text:p>
      <text:p text:style-name="P37"><text:span text:style-name="T1">Чтобы отозвать права на таблицу:</text:span></text:p>
      <text:p text:style-name="P36"><text:span text:style-name="T1"><text:tab/><text:tab/>«</text:span><text:span text:style-name="T12">REVOKE привилегии ON имя_таблицы FROM имя_пользователей</text:span><text:span text:style-name="T1">»</text:span></text:p>
      <text:p text:style-name="P36"><text:span text:style-name="T1"/></text:p>
      <text:p text:style-name="P30"><text:span text:style-name="T12">7) </text:span><text:span text:style-name="T1">Как можно подключиться к базе данных (терминал / PSQL, ПО для работы с базами)?</text:span></text:p>
      <text:p text:style-name="P38"><text:span text:style-name="T12">О</text:span><text:span text:style-name="T1">твет:</text:span></text:p>
      <text:p text:style-name="P31"><text:span text:style-name="T13">Чтобы подключиться к БД через psql « </text:span><text:span text:style-name="T1">psql -U имя_пользователя -d имя_базы -h хост -p порт </text:span><text:span text:style-name="T13">», где</text:span></text:p>
      <text:p text:style-name="P31"><text:span text:style-name="T13">- U — имя пользователя, обязательно;</text:span></text:p>
      <text:p text:style-name="P31"><text:span text:style-name="T13">- p — порту, обязательно, если БД находиться на другом порту</text:span></text:p>
      <text:p text:style-name="P31"><text:span text:style-name="T13">- h — хост, обязательно, указать либо localhost, либо IP</text:span></text:p>
      <text:p text:style-name="P31"><text:span text:style-name="T13">- d — имя БД, указывается когда хотим </text:span><text:span text:style-name="T14">конкретную БД</text:span></text:p>
      <text:p text:style-name="P38"><text:span text:style-name="T1">Пример:</text:span></text:p>
      <text:p text:style-name="P31"><text:span text:style-name="T13"><text:tab/><text:tab/>« </text:span><text:span text:style-name="T1">psql -U </text:span><text:span text:style-name="T13">postgres </text:span><text:span text:style-name="T1">-h </text:span><text:span text:style-name="T13">localhost</text:span><text:span text:style-name="T1">-p </text:span><text:span text:style-name="T13">5432»</text:span></text:p>
      <text:p text:style-name="P39"><text:span text:style-name="T13"/></text:p>
      <text:p text:style-name="P32"><text:span text:style-name="T14">Подключиться можно через строки подключения « </text:span><text:span text:style-name="T1">psql postgresql://пользователь:пароль@хост: порт/база </text:span><text:span text:style-name="T14">»</text:span></text:p>
      <text:p text:style-name="P40"><text:span text:style-name="T1">Подключить можно через графический интерфейс, к примеру через «DBeaver» или «pg4»</text:span></text:p>
      <text:p text:style-name="P40"><text:span text:style-name="T1"/></text:p>
      <text:p text:style-name="P32"><text:span text:style-name="T14">8) </text:span><text:span text:style-name="T15">Как создать таблицу в базе данных? Какие Constraints могут быть использованы при создании? Привести примеры запроса на создание таблицы</text:span></text:p>
      <text:p text:style-name="P40"><text:span text:style-name="T1">Ответ:</text:span></text:p>
      <text:p text:style-name="P40"><text:span text:style-name="T1">Чтобы создать таблицу используется команда «CREATE TABLE имя_таблицы (имя_столбца тип_данных ограничения)</text:span></text:p>
      <text:p text:style-name="P40"><text:span text:style-name="T1"/></text:p>
      <text:p text:style-name="P45"><text:span text:style-name="T1">Пример:</text:span></text:p>
      <text:p text:style-name="P40"><text:span text:style-name="T1">CREATE TABLE user</text:span></text:p>
      <text:p text:style-name="P41"><text:span text:style-name="T1">(</text:span></text:p>
      <text:p text:style-name="P46"><text:span text:style-name="T1">id serial primary key,</text:span></text:p>
      <text:p text:style-name="P47"><text:span text:style-name="T1">name varchar(50) not null,</text:span></text:p>
      <text:p text:style-name="P47"><text:span text:style-name="T1">is_readly bool default false</text:span></text:p>
      <text:p text:style-name="P41"><text:span text:style-name="T1">)</text:span></text:p>
      <text:p text:style-name="P41"><text:span text:style-name="T1"/></text:p>
      <text:p text:style-name="P41"><text:span text:style-name="T1">Constraints (Ограничение):</text:span></text:p>
      <text:p text:style-name="P48"><text:span text:style-name="T1">- </text:span><text:span text:style-name="T16">Primary key — первичный ключ;</text:span></text:p>
      <text:p text:style-name="P49"><text:span text:style-name="T16">- Foreign key — внешний ключ;</text:span></text:p>
      <text:p text:style-name="P49"><text:span text:style-name="T16">- Unique — уникальный;</text:span></text:p>
      <text:p text:style-name="P49"><text:span text:style-name="T16">- Check — проверка </text:span></text:p>
      <text:p text:style-name="P4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6-24T17:50:40.947998686</dc:date>
    <meta:editing-duration>PT56M45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5" meta:paragraph-count="104" meta:word-count="635" meta:character-count="4430" meta:non-whitespace-character-count="3849"/>
  </office:meta>
</office:document-meta>
</file>